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5.346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1.582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Aktivität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Kommentar</text:p>
          </table:table-cell>
          <table:table-cell office:value-type="string" calcext:value-type="string">
            <text:p>Stunden</text:p>
          </table:table-cell>
          <table:table-cell office:value-type="string" calcext:value-type="string">
            <text:p>Fehlerklasse</text:p>
          </table:table-cell>
          <table:table-cell office:value-type="string" calcext:value-type="string">
            <text:p>Reaktionsdatum</text:p>
          </table:table-cell>
        </table:table-row>
        <table:table-row table:style-name="ro1">
          <table:table-cell office:value-type="string" calcext:value-type="string">
            <text:p>06 August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Mailing: Bestellbestätigu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 August 201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Anlage Bestellung in Mesoni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 August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Einrichtung Job update_erp_accou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 August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User Interface -&gt; Accountanla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4 August 201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User Interface -&gt; Accountanlag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 August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Versandkosten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 Juli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Schnittstelle Adressabgleich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Jul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Dropdowns - Autocomplete applikationswei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Juli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Berechtigungswes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Juli 2014</text:p>
          </table:table-cell>
          <table:table-cell office:value-type="string" calcext:value-type="string">
            <text:p>Besprechung / Telefonkonferenz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Stagingsystemtests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Bundle aktaulisiert auf allen Systemen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Logfilerot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Domainkonfiguration für Entwicklungs- und Stagingsystem, Firewal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Jul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Jobs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Datenimport Mesonic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5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Mesonic Datenimpo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Import Bechle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Elasticsearch + Reindizieru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Exception Notific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Import Icecat</text:p>
          </table:table-cell>
          <table:table-cell office:value-type="float" office:value="5.5" calcext:value-type="float">
            <text:p>5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Ist-Daten Migratio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Ist-Daten Migratio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8 Jul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Suchfe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 Juli 2014</text:p>
          </table:table-cell>
          <table:table-cell office:value-type="string" calcext:value-type="string">
            <text:p>Besprechung / Telefonkonferenz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Datenmigration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erstes Porduktivsyste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Bootstrap 2.3.2 -&gt; Bootstrap 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Bootstrap 2.3.2 -&gt; Bootstrap 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 Juli 2014</text:p>
          </table:table-cell>
          <table:table-cell office:value-type="string" calcext:value-type="string">
            <text:p>Dokumentation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Vertriebswese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Jul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Trace Gem Installation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Vertriebswesen: Transport Server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Migration Vertriebswesen nach Mercato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Ventriebswesen in Produktionsumgebing lauffähi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 Jul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User Interface Vertragswese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 Jul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Crud Aktionen Vertragswesen: Verträge, Vertragspositionen, Verbräuch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4 Jul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Umstellung auf single page App</text:p>
          </table:table-cell>
          <table:table-cell office:value-type="float" office:value="4.75" calcext:value-type="float">
            <text:p>4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 Jul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Synchronisation von Bedarfepositione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 Jul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Automatische Aktualisierung der Bedarfspositione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arbiges Logging...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4 Jun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Verbrauchsmatierial löschen und anlegen</text:p>
          </table:table-cell>
          <table:table-cell office:value-type="float" office:value="4.25" calcext:value-type="float">
            <text:p>4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 Jun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Kopplung an Rails Applikati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 Jun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Vertragswesen: Portierung nach Rails Asset Pipeline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 Jun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Übersetzung Vertragswesen -&gt; Coffeescript</text:p>
          </table:table-cell>
          <table:table-cell office:value-type="float" office:value="2.25" calcext:value-type="float">
            <text:p>2,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 Jun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Ember-rails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 Jun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Neue Verbrauchspositionen anle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 Juni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Kalkulationen auf Positionsebene</text:p>
          </table:table-cell>
          <table:table-cell office:value-type="float" office:value="3.75" calcext:value-type="float">
            <text:p>3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 Juni 201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TDD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Juni 2014</text:p>
          </table:table-cell>
          <table:table-cell office:value-type="string" calcext:value-type="string">
            <text:p>Dokumentation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Twitter Bootstrap Datepicker Ember Integ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Jun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Datenbindung Datepicker</text:p>
          </table:table-cell>
          <table:table-cell office:value-type="float" office:value="2.5" calcext:value-type="float">
            <text:p>2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Juni 201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TDD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9 Juni 201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TD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 Jun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Contracting: Formatierung, weitere Eingaben, Datepicker</text:p>
          </table:table-cell>
          <table:table-cell office:value-type="float" office:value="3.25" calcext:value-type="float">
            <text:p>3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 Jun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Contracting: Kalkulation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 Jun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Datenbindung</text:p>
          </table:table-cell>
          <table:table-cell office:value-type="float" office:value="2.25" calcext:value-type="float">
            <text:p>2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 Jun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Verträge: Formatierte Ausgabe Helper, Vertragspositionen, Verbräuche</text:p>
          </table:table-cell>
          <table:table-cell office:value-type="float" office:value="4.25" calcext:value-type="float">
            <text:p>4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 Juni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Contractitems, Fixtures, Dump auf Stackoverflow gepost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 Jun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Boostrap 3, Contracts Template, Contract Compon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 Jun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Vertrag Fixture darstellen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 Juni 201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Ember.js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 Jun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Migration Bootstrap 3</text:p>
          </table:table-cell>
          <table:table-cell office:value-type="float" office:value="1.25" calcext:value-type="float">
            <text:p>1,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2 Jun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Bootstrap 3 Migration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 Juni 201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Bootstrap 3 Migration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 Juni 2014</text:p>
          </table:table-cell>
          <table:table-cell office:value-type="string" calcext:value-type="string">
            <text:p>Besprechung / Telefonkonferenz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Schriftart, CSS, Layout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 Juni 201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Ember.js</text:p>
          </table:table-cell>
          <table:table-cell office:value-type="float" office:value="2.25" calcext:value-type="float">
            <text:p>2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Mai 201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Ember.j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 Mai 201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Ember.js</text:p>
          </table:table-cell>
          <table:table-cell office:value-type="float" office:value="2.75" calcext:value-type="float">
            <text:p>2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Mai 201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Ember.js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Mai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monatliches Druckvolumen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Mai 201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Model Tests Vertragspositon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Mai 201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Emb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 Mai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Vertragspositionen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 table:number-rows-repeated="45">
          <table:table-cell table:number-columns-repeated="7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0.00.0000</text:date>, <text:time style:data-style-name="N2" text:time-value="16:07:44.70779265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8-07T17:05:09.641797987</dc:date>
    <meta:editing-duration>PT1H54M2S</meta:editing-duration>
    <meta:editing-cycles>9</meta:editing-cycles>
    <meta:document-statistic meta:table-count="1" meta:cell-count="353" meta:object-count="0"/>
  </office:meta>
</office:document-meta>
</file>